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paragraph-properties fo:margin-top="0cm" fo:margin-bottom="0.499cm"/>
      <style:text-properties fo:font-size="9pt" style:font-size-asian="9pt" style:font-size-complex="9pt"/>
    </style:style>
    <style:style style:name="T1" style:family="text">
      <style:text-properties fo:language="en" fo:country="GB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.264 Compression VHDL source code</text:h>
      <text:p text:style-name="P2">The VHDL source code from Zexia described here consists of a number of modules released under a BSD license. <text:s text:c="2"/>These modules are intended to form a complete H.264 compliant encoder which can be be <text:span text:style-name="T1">customised</text:span> to specific application. <text:s/>The design consists of a number of components to perform specific operations such as CAVLC, plus logic to tie them together.</text:p>
      <text:p text:style-name="Text_20_body">The design has been targeted at Xilinx Spartan 3 devices, but no Xilinx specific components have been used so the design can be ported to other targets if required.</text:p>
      <text:p text:style-name="Text_20_body">Power dissipation is low, typically 100mW, but this does not include off-chip RAM (needed to store whole images, if they are large). <text:s/>This corresponds to Baseline Profile Level 4 in Annex A of the standard.</text:p>
      <text:p text:style-name="Text_20_body">The components are independently upgradeable. <text:s/>A choice of Intra Prediction and Inter Prediction modules are available, and <text:span text:style-name="T1">customised</text:span> modules may be developed to suit requirements. <text:s/>In particular for Inter Prediction: to do a good search over all likely pixels and sub-pixels would be either very time consuming or very large in terms of logic, so a decision must be made as to the resource to use for prediction. <text:s/>Typically adding additional resource does not enhance quality, for a given <text:span text:style-name="T1">quantisation</text:span> level, but does reduce image size, ie, video bit rate.</text:p>
      <text:h text:style-name="Heading_20_2" text:outline-level="2">License</text:h>
      <text:p text:style-name="Text_20_body">These modules including this documentation is released under a BSD-style license:</text:p>
      <text:p text:style-name="P3">Written by Andy Henson</text:p>
      <text:p text:style-name="P3">Copyright (c) 2008, Zexia Access Ltd</text:p>
      <text:p text:style-name="P3">All rights reserved.</text:p>
      <text:p text:style-name="P3"/>
      <text:p text:style-name="P3">Redistribution and use in source and binary forms, with or without</text:p>
      <text:p text:style-name="P3">modification, are permitted provided that the following conditions are met:</text:p>
      <text:p text:style-name="P3"><text:s text:c="4"/>* Redistributions of source code must retain the above copyright</text:p>
      <text:p text:style-name="P3"><text:s text:c="6"/>notice, this list of conditions and the following disclaimer.</text:p>
      <text:p text:style-name="P3"><text:s text:c="4"/>* Redistributions in binary form must reproduce the above copyright</text:p>
      <text:p text:style-name="P3"><text:s text:c="6"/>notice, this list of conditions and the following disclaimer in the</text:p>
      <text:p text:style-name="P3"><text:s text:c="6"/>documentation and/or other materials provided with the distribution.</text:p>
      <text:p text:style-name="P3"><text:s text:c="4"/>* Neither the name of the Zexia Access Ltd nor the</text:p>
      <text:p text:style-name="P3"><text:s text:c="6"/>names of its contributors may be used to endorse or promote products</text:p>
      <text:p text:style-name="P3"><text:s text:c="6"/>derived from this software without specific prior written permission.</text:p>
      <text:p text:style-name="P3"/>
      <text:p text:style-name="P3">THIS SOFTWARE IS PROVIDED BY ZEXIA ACCESS LTD ``AS IS'' AND ANY</text:p>
      <text:p text:style-name="P3">EXPRESS OR IMPLIED WARRANTIES, INCLUDING, BUT NOT LIMITED TO, THE IMPLIED</text:p>
      <text:p text:style-name="P3">WARRANTIES OF MERCHANTABILITY AND FITNESS FOR A PARTICULAR PURPOSE ARE</text:p>
      <text:p text:style-name="P3">DISCLAIMED. IN NO EVENT SHALL ZEXIA ACCESS LTD OR ANDY HENSON BE LIABLE FOR ANY</text:p>
      <text:p text:style-name="P3">DIRECT, INDIRECT, INCIDENTAL, SPECIAL, EXEMPLARY, OR CONSEQUENTIAL DAMAGES</text:p>
      <text:p text:style-name="P3">(INCLUDING, BUT NOT LIMITED TO, PROCUREMENT OF SUBSTITUTE GOODS OR SERVICES;</text:p>
      <text:p text:style-name="P3">LOSS OF USE, DATA, OR PROFITS; OR BUSINESS INTERRUPTION) HOWEVER CAUSED AND</text:p>
      <text:p text:style-name="P3">ON ANY THEORY OF LIABILITY, WHETHER IN CONTRACT, STRICT LIABILITY, OR TORT</text:p>
      <text:p text:style-name="P3">(INCLUDING NEGLIGENCE OR OTHERWISE) ARISING IN ANY WAY OUT OF THE USE OF THIS</text:p>
      <text:p text:style-name="P4">SOFTWARE, EVEN IF ADVISED OF THE POSSIBILITY OF SUCH DA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color="#666666"/>
    </style:style>
    <style:style style:name="P2" style:family="paragraph" style:parent-style-name="Footer">
      <style:text-properties fo:color="#4c4c4c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S U M M A R Y</text:p>
      </style:header>
      <style:footer>
        <text:p text:style-name="P2">Zexia Access Ltd © 2008<text:tab/><text:page-number text:select-page="current">1</text:page-number> of <text:page-count>1</text:page-count><text:tab/>“hardh264” - H264 Compression VHD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8-05-08T21:30:17</meta:creation-date>
    <dc:creator>A Henson</dc:creator>
    <dc:date>2008-08-01T10:54:35</dc:date>
    <meta:printed-by>A Henson</meta:printed-by>
    <meta:print-date>2008-05-09T09:54:29</meta:print-date>
    <dc:language>en-US</dc:language>
    <meta:editing-cycles>21</meta:editing-cycles>
    <meta:editing-duration>PT13H23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" meta:word-count="478" meta:character-count="2982"/>
  </office:meta>
</office:document-meta>
</file>